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text-properties fo:font-style="italic" style:font-style-asian="italic" style:font-style-complex="italic" style:text-underline-type="single" style:text-underline-style="solid" style:text-underline-width="auto" style:text-underline-mode="continuous"/>
    </style:style>
    <style:style style:name="P2" style:parent-style-name="Textbody" style:family="paragraph">
      <style:paragraph-properties fo:text-align="center"/>
      <style:text-properties fo:font-style="italic" style:font-style-asian="italic" style:font-style-complex="italic" fo:font-size="22pt" style:font-size-asian="22pt" style:font-size-complex="22pt" style:text-underline-type="single" style:text-underline-style="solid" style:text-underline-width="auto" style:text-underline-mode="continuous"/>
    </style:style>
    <style:style style:name="P3"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style>
    <style:style style:name="T4" style:parent-style-name="StrongEmphasis" style:family="text">
      <style:text-properties fo:font-weight="bold" style:font-weight-asian="bold" fo:font-style="italic" style:font-style-asian="italic" style:font-style-complex="italic" fo:font-size="14pt" style:font-size-asian="14pt" style:font-size-complex="14pt"/>
    </style:style>
    <style:style style:name="P5" style:parent-style-name="Textbody" style:family="paragraph">
      <style:paragraph-properties fo:margin-bottom="0in"/>
    </style:style>
    <style:style style:name="P6" style:parent-style-name="Textbody" style:family="paragraph">
      <style:paragraph-properties fo:margin-bottom="0in"/>
    </style:style>
    <style:style style:name="P7" style:parent-style-name="Textbody" style:family="paragraph"/>
    <style:style style:name="T8" style:parent-style-name="StrongEmphasis" style:family="text">
      <style:text-properties fo:font-weight="bold" style:font-weight-asian="bold" fo:font-size="14pt" style:font-size-asian="14pt" style:font-size-complex="14pt"/>
    </style:style>
    <style:style style:name="T9" style:parent-style-name="StrongEmphasis" style:family="text">
      <style:text-properties fo:font-weight="bold" style:font-weight-asian="bold" fo:font-size="14pt" style:font-size-asian="14pt" style:font-size-complex="14pt"/>
    </style:style>
    <style:style style:name="T10" style:parent-style-name="StrongEmphasis" style:family="text">
      <style:text-properties fo:font-weight="bold" style:font-weight-asian="bold"/>
    </style:style>
    <style:style style:name="P11" style:parent-style-name="Textbody" style:family="paragraph">
      <style:paragraph-properties fo:margin-bottom="0in"/>
    </style:style>
    <style:style style:name="P12" style:parent-style-name="Textbody" style:family="paragraph">
      <style:paragraph-properties fo:margin-bottom="0in"/>
    </style:style>
    <style:style style:name="P13" style:parent-style-name="Textbody" style:family="paragraph"/>
    <style:style style:name="T14" style:parent-style-name="StrongEmphasis" style:family="text">
      <style:text-properties fo:font-weight="bold" style:font-weight-asian="bold" fo:font-size="14pt" style:font-size-asian="14pt" style:font-size-complex="14pt"/>
    </style:style>
    <style:style style:name="P15" style:parent-style-name="Textbody" style:family="paragraph"/>
    <style:style style:name="P16" style:parent-style-name="Textbody" style:family="paragraph"/>
    <style:style style:name="P17" style:parent-style-name="Textbody" style:family="paragraph">
      <style:paragraph-properties fo:margin-bottom="0in"/>
    </style:style>
    <style:style style:name="P18" style:parent-style-name="Textbody" style:family="paragraph">
      <style:paragraph-properties fo:margin-bottom="0in"/>
    </style:style>
    <style:style style:name="T19" style:parent-style-name="StrongEmphasis" style:family="text">
      <style:text-properties fo:font-weight="bold" style:font-weight-asian="bold" fo:font-size="14pt" style:font-size-asian="14pt" style:font-size-complex="14pt"/>
    </style:style>
    <style:style style:name="T20" style:parent-style-name="StrongEmphasis" style:family="text">
      <style:text-properties fo:font-weight="bold" style:font-weight-asian="bold" fo:font-size="14pt" style:font-size-asian="14pt" style:font-size-complex="14pt"/>
    </style:style>
    <style:style style:name="P21" style:parent-style-name="Textbody" style:family="paragraph">
      <style:paragraph-properties fo:margin-bottom="0in"/>
    </style:style>
    <style:style style:name="P22" style:parent-style-name="Textbody" style:family="paragraph">
      <style:paragraph-properties fo:margin-bottom="0in"/>
    </style:style>
    <style:style style:name="P23" style:parent-style-name="Textbody" style:family="paragraph"/>
    <style:style style:name="T24" style:parent-style-name="StrongEmphasis" style:family="text">
      <style:text-properties fo:font-weight="bold" style:font-weight-asian="bold" fo:font-size="14pt" style:font-size-asian="14pt" style:font-size-complex="14pt"/>
    </style:style>
    <style:style style:name="P25" style:parent-style-name="Textbody" style:family="paragraph"/>
    <style:style style:name="P26" style:parent-style-name="Textbody" style:family="paragraph">
      <style:paragraph-properties fo:margin-bottom="0in"/>
    </style:style>
    <style:style style:name="P27" style:parent-style-name="Textbody" style:family="paragraph"/>
    <style:style style:name="T28" style:parent-style-name="StrongEmphasis" style:family="text">
      <style:text-properties fo:font-size="14pt" style:font-size-asian="14pt" style:font-size-complex="14pt"/>
    </style:style>
    <style:style style:name="T29" style:parent-style-name="StrongEmphasis" style:family="text">
      <style:text-properties fo:font-weight="bold" style:font-weight-asian="bold" style:font-weight-complex="bold" fo:font-style="italic" style:font-style-asian="italic" style:font-style-complex="italic"/>
    </style:style>
    <style:style style:name="P30" style:parent-style-name="Heading2" style:family="paragraph">
      <style:text-properties fo:font-size="14pt" style:font-size-asian="14pt" style:font-size-complex="14pt"/>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P35" style:parent-style-name="Heading2" style:family="paragraph">
      <style:text-properties fo:font-size="14pt" style:font-size-asian="14pt" style:font-size-complex="14pt"/>
    </style:style>
    <style:style style:name="P36" style:parent-style-name="Textbody" style:family="paragraph">
      <style:paragraph-properties fo:margin-bottom="0in"/>
    </style:style>
    <style:style style:name="P37" style:parent-style-name="Textbody" style:family="paragraph"/>
    <style:style style:name="P38" style:parent-style-name="Textbody" style:family="paragraph"/>
    <style:style style:name="T39" style:parent-style-name="StrongEmphasis" style:family="text">
      <style:text-properties fo:font-weight="bold" style:font-weight-asian="bold" fo:font-size="14pt" style:font-size-asian="14pt" style:font-size-complex="14pt"/>
    </style:style>
    <style:style style:name="T40" style:parent-style-name="StrongEmphasis" style:family="text">
      <style:text-properties fo:font-weight="normal" style:font-weight-asian="normal" style:font-weight-complex="normal"/>
    </style:style>
    <style:style style:name="T41" style:parent-style-name="StrongEmphasis" style:family="text">
      <style:text-properties fo:font-weight="bold" style:font-weight-asian="bold" style:font-weight-complex="bold" fo:font-size="14pt" style:font-size-asian="14pt" style:font-size-complex="14pt"/>
    </style:style>
    <style:style style:name="T42" style:parent-style-name="StrongEmphasis" style:family="text">
      <style:text-properties fo:font-weight="bold" style:font-weight-asian="bold" style:font-weight-complex="bold" fo:font-size="14pt" style:font-size-asian="14pt" style:font-size-complex="14pt"/>
    </style:style>
    <style:style style:name="P43" style:parent-style-name="Textbody" style:family="paragraph"/>
    <style:style style:name="P44" style:parent-style-name="Textbody" style:family="paragraph"/>
    <style:style style:name="P45" style:parent-style-name="Textbody" style:family="paragraph">
      <style:paragraph-properties fo:margin-left="0.75in">
        <style:tab-stops/>
      </style:paragraph-properties>
    </style:style>
    <style:style style:name="T46"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5pt" style:font-size-asian="15pt" style:font-size-complex="15pt" style:text-underline-type="single" style:text-underline-style="solid" style:text-underline-width="auto" style:text-underline-mode="continuous" style:language-asian="en" style:country-asian="GB" style:language-complex="ne" style:country-complex="NP"/>
    </style:style>
    <style:style style:name="T47" style:parent-style-name="StrongEmphasis" style:family="text">
      <style:text-properties style:font-name-asian="Times New Roman" style:font-name-complex="Calibri" fo:font-weight="normal" style:font-weight-asian="normal" style:font-weight-complex="normal" style:language-asian="en" style:country-asian="GB" style:language-complex="ne" style:country-complex="NP"/>
    </style:style>
    <style:style style:name="T48" style:parent-style-name="DefaultParagraphFont" style:family="text">
      <style:text-properties style:font-name-asian="Times New Roman" style:font-name-complex="Calibri" style:language-asian="en" style:country-asian="GB" style:language-complex="ne" style:country-complex="NP"/>
    </style:style>
    <style:style style:name="T49" style:parent-style-name="DefaultParagraphFont" style:family="text">
      <style:text-properties style:font-name-asian="Times New Roman" style:font-name-complex="Calibri" style:language-asian="en" style:country-asian="GB" style:language-complex="ne" style:country-complex="NP"/>
    </style:style>
    <style:style style:name="P50" style:parent-style-name="Standard"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1" style:parent-style-name="Heading2" style:family="paragraph">
      <style:paragraph-properties fo:margin-top="0in" fo:margin-bottom="0in"/>
    </style:style>
    <style:style style:name="T52" style:parent-style-name="StrongEmphasis" style:family="text">
      <style:text-properties style:font-name-asian="Times New Roman" style:font-name-complex="Calibri" fo:font-weight="bold" style:font-weight-asian="bold" fo:font-size="12pt" style:font-size-asian="12pt" style:font-size-complex="12pt" style:language-asian="en" style:country-asian="GB" style:language-complex="ne" style:country-complex="NP"/>
    </style:style>
    <style:style style:name="P53" style:parent-style-name="Textbody" style:family="paragraph"/>
    <style:style style:name="P54" style:parent-style-name="Textbody" style:family="paragraph">
      <style:paragraph-properties fo:margin-bottom="0in"/>
    </style:style>
    <style:style style:name="P55" style:parent-style-name="Textbody" style:family="paragraph">
      <style:paragraph-properties fo:margin-bottom="0in"/>
    </style:style>
    <style:style style:name="P56" style:parent-style-name="Textbody" style:family="paragraph"/>
    <style:style style:name="T57" style:parent-style-name="StrongEmphasis" style:family="text">
      <style:text-properties fo:font-weight="bold" style:font-weight-asian="bold" fo:font-size="12pt" style:font-size-asian="12pt" style:font-size-complex="12pt"/>
    </style:style>
    <style:style style:name="P58" style:parent-style-name="Textbody" style:family="paragraph"/>
    <style:style style:name="P59" style:parent-style-name="Textbody" style:family="paragraph">
      <style:paragraph-properties fo:margin-bottom="0in"/>
    </style:style>
    <style:style style:name="P60" style:parent-style-name="Textbody" style:family="paragraph">
      <style:paragraph-properties fo:margin-bottom="0in"/>
    </style:style>
    <style:style style:name="P61" style:parent-style-name="Textbody" style:family="paragraph"/>
    <style:style style:name="P62" style:parent-style-name="Textbody" style:family="paragraph">
      <style:paragraph-properties fo:margin-left="0.5in">
        <style:tab-stops/>
      </style:paragraph-properties>
    </style:style>
    <style:style style:name="P63" style:parent-style-name="Textbody" style:family="paragraph">
      <style:paragraph-properties fo:margin-left="0.5in">
        <style:tab-stops/>
      </style:paragraph-properties>
    </style:style>
    <style:style style:name="T64" style:parent-style-name="StrongEmphasis" style:family="text">
      <style:text-properties style:font-name-asian="Times New Roman" style:font-name-complex="Calibri" fo:font-weight="bold" style:font-weight-asian="bold" fo:font-style="italic" style:font-style-asian="italic" fo:font-size="12pt" style:font-size-asian="12pt" style:font-size-complex="12pt" style:language-asian="en" style:country-asian="GB" style:language-complex="ne" style:country-complex="NP"/>
    </style:style>
    <style:style style:name="T65" style:parent-style-name="StrongEmphasis" style:family="text">
      <style:text-properties style:font-name-asian="Times New Roman" style:font-name-complex="Calibri" fo:font-weight="bold" style:font-weight-asian="bold" fo:font-style="italic" style:font-style-asian="italic" fo:font-size="12pt" style:font-size-asian="12pt" style:font-size-complex="12pt" style:language-asian="en" style:country-asian="GB" style:language-complex="ne" style:country-complex="NP"/>
    </style:style>
    <style:style style:name="P66" style:parent-style-name="Textbody" style:family="paragraph"/>
    <style:style style:name="P67" style:parent-style-name="Textbody" style:family="paragraph">
      <style:paragraph-properties fo:margin-bottom="0in"/>
    </style:style>
    <style:style style:name="P68" style:parent-style-name="Textbody" style:family="paragraph"/>
    <style:style style:name="T69" style:parent-style-name="StrongEmphasis" style:family="text">
      <style:text-properties fo:font-weight="bold" style:font-weight-asian="bold" fo:font-style="italic" style:font-style-asian="italic" fo:font-size="16pt" style:font-size-asian="16pt" style:font-size-complex="16pt"/>
    </style:style>
    <style:style style:name="P70" style:parent-style-name="Textbody" style:family="paragraph">
      <style:paragraph-properties fo:margin-bottom="0in" fo:margin-left="0.25in">
        <style:tab-stops/>
      </style:paragraph-properties>
    </style:style>
    <style:style style:name="T71" style:parent-style-name="StrongEmphasis" style:family="text">
      <style:text-properties fo:font-style="italic" style:font-style-asian="italic" fo:font-size="14pt" style:font-size-asian="14pt" style:font-size-complex="14pt"/>
    </style:style>
    <style:style style:name="T72" style:parent-style-name="DefaultParagraphFont" style:family="text">
      <style:text-properties fo:font-style="italic" style:font-style-asian="italic" fo:font-size="14pt" style:font-size-asian="14pt" style:font-size-complex="14pt"/>
    </style:style>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paragraph-properties fo:margin-left="0.5in">
        <style:tab-stops/>
      </style:paragraph-properties>
    </style:style>
    <style:style style:name="T78" style:parent-style-name="StrongEmphasis" style:family="text">
      <style:text-properties fo:font-style="italic" style:font-style-asian="italic" fo:font-size="14pt" style:font-size-asian="14pt" style:font-size-complex="14pt"/>
    </style:style>
    <style:style style:name="T79" style:parent-style-name="DefaultParagraphFont" style:family="text">
      <style:text-properties fo:font-style="italic" style:font-style-asian="italic" fo:font-size="14pt" style:font-size-asian="14pt" style:font-size-complex="14pt"/>
    </style:style>
    <style:style style:name="P80" style:parent-style-name="Textbody" style:family="paragraph"/>
    <style:style style:name="P81" style:parent-style-name="Textbody" style:family="paragraph">
      <style:paragraph-properties fo:margin-bottom="0in"/>
    </style:style>
    <style:style style:name="P82" style:parent-style-name="Textbody" style:family="paragraph">
      <style:paragraph-properties fo:margin-bottom="0in"/>
    </style:style>
    <style:style style:name="T83" style:parent-style-name="StrongEmphasis" style:family="text">
      <style:text-properties fo:font-weight="normal" style:font-weight-asian="normal" style:font-weight-complex="normal"/>
    </style:style>
    <style:style style:name="P84" style:parent-style-name="Textbody" style:family="paragraph"/>
    <style:style style:name="P85"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6"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7" style:parent-style-name="Standard" style:family="paragraph"/>
    <style:style style:name="T88" style:parent-style-name="StrongEmphasis"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9" style:parent-style-name="DefaultParagraphFont"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margin-left="0.25in">
        <style:tab-stops/>
      </style:paragraph-properties>
    </style:style>
    <style:style style:name="P91" style:parent-style-name="Textbody" style:family="paragraph">
      <style:paragraph-properties fo:margin-left="0.25in">
        <style:tab-stops/>
      </style:paragraph-properties>
    </style:style>
    <style:style style:name="P92" style:parent-style-name="Textbody" style:family="paragraph"/>
    <style:style style:name="T93" style:parent-style-name="StrongEmphasis"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P95" style:parent-style-name="Textbody" style:family="paragraph">
      <style:paragraph-properties fo:margin-left="0.25in">
        <style:tab-stops/>
      </style:paragraph-properties>
    </style:style>
    <style:style style:name="P96" style:parent-style-name="Textbody" style:family="paragraph">
      <style:paragraph-properties fo:margin-left="0.25in">
        <style:tab-stops/>
      </style:paragraph-properties>
    </style:style>
    <style:style style:name="P97" style:parent-style-name="Textbody" style:family="paragraph"/>
    <style:style style:name="T98" style:parent-style-name="StrongEmphasis"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P100" style:parent-style-name="Textbody" style:family="paragraph">
      <style:paragraph-properties fo:margin-left="0.25in">
        <style:tab-stops/>
      </style:paragraph-properties>
    </style:style>
    <style:style style:name="P101" style:parent-style-name="Textbody" style:family="paragraph">
      <style:paragraph-properties fo:margin-left="0.25in">
        <style:tab-stops/>
      </style:paragraph-properties>
    </style:style>
    <style:style style:name="P102" style:parent-style-name="Textbody" style:family="paragraph"/>
    <style:style style:name="T103" style:parent-style-name="StrongEmphasis"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P105" style:parent-style-name="Textbody" style:family="paragraph">
      <style:paragraph-properties fo:margin-left="0.25in">
        <style:tab-stops/>
      </style:paragraph-properties>
    </style:style>
    <style:style style:name="P106" style:parent-style-name="Textbody" style:family="paragraph">
      <style:paragraph-properties fo:margin-left="0.25in">
        <style:tab-stops/>
      </style:paragraph-properties>
    </style:style>
    <style:style style:name="P107" style:parent-style-name="Textbody" style:family="paragraph">
      <style:paragraph-properties fo:margin-left="0.25in">
        <style:tab-stops/>
      </style:paragraph-properties>
    </style:style>
    <style:style style:name="P108" style:parent-style-name="Textbody"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0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paragraph-properties fo:margin-bottom="0in"/>
    </style:style>
    <style:style style:name="P114" style:parent-style-name="Textbody" style:family="paragraph">
      <style:paragraph-properties fo:margin-bottom="0in"/>
    </style:style>
    <style:style style:name="T115" style:parent-style-name="StrongEmphasis" style:family="text">
      <style:text-properties fo:font-weight="bold" style:font-weight-asian="bold" fo:font-style="italic" style:font-style-asian="italic" fo:font-size="14pt" style:font-size-asian="14pt" style:font-size-complex="14pt"/>
    </style:style>
    <style:style style:name="P116" style:parent-style-name="Heading2" style:family="paragraph"/>
    <style:style style:name="T117" style:parent-style-name="StrongEmphasis" style:family="text">
      <style:text-properties fo:font-weight="bold" style:font-weight-asian="bold" fo:font-size="12pt" style:font-size-asian="12pt" style:font-size-complex="12pt"/>
    </style:style>
    <style:style style:name="P118" style:parent-style-name="Heading2" style:family="paragraph">
      <style:paragraph-properties fo:margin-left="0.25in">
        <style:tab-stops/>
      </style:paragraph-properties>
    </style:style>
    <style:style style:name="T119" style:parent-style-name="StrongEmphasis" style:family="text">
      <style:text-properties fo:font-weight="bold" style:font-weight-asian="bold" fo:font-size="12pt" style:font-size-asian="12pt" style:font-size-complex="12pt"/>
    </style:style>
    <style:style style:name="T120" style:parent-style-name="DefaultParagraphFont" style:family="text">
      <style:text-properties fo:font-weight="normal" style:font-weight-asian="normal" style:font-weight-complex="normal" fo:font-size="12pt" style:font-size-asian="12pt" style:font-size-complex="12pt"/>
    </style:style>
    <style:style style:name="P121" style:parent-style-name="Textbody" style:family="paragraph"/>
    <style:style style:name="P122" style:parent-style-name="Textbody" style:family="paragraph">
      <style:paragraph-properties fo:margin-left="0.25in">
        <style:tab-stops/>
      </style:paragraph-properties>
    </style:style>
    <style:style style:name="P123" style:parent-style-name="Textbody" style:family="paragraph"/>
    <style:style style:name="P124" style:parent-style-name="Textbody" style:family="paragraph">
      <style:paragraph-properties fo:margin-left="0.25in">
        <style:tab-stops/>
      </style:paragraph-properties>
    </style:style>
    <style:style style:name="P125" style:parent-style-name="Textbody" style:family="paragraph"/>
    <style:style style:name="P126" style:parent-style-name="Textbody" style:family="paragraph">
      <style:paragraph-properties fo:margin-left="0.25in">
        <style:tab-stops/>
      </style:paragraph-properties>
    </style:style>
  </office:automatic-styles>
  <office:body>
    <office:text text:use-soft-page-breaks="true">
      <text:h text:style-name="P1" text:outline-level="2">Chapter 1:<text:s/>Abstract data types</text:h>
      <text:p text:style-name="P2"/>
      <text:p text:style-name="P3">Abstract data type:</text:p>
      <text:p text:style-name="Textbody">An Abstract Data Type (ADT) is a data structure concept that specifies a data type's behavior using a set of operations but does not<text:s/>specify how the data is implemented. It provides an interface or a blueprint for creating a data structure, focusing on what operations can be performed rather than how they are implemented.</text:p>
      <text:h text:style-name="Heading2" text:outline-level="2"><text:span text:style-name="T4">Key Characteristics of ADT:</text:span></text:h>
      <text:list text:style-name="LFO1" text:continue-numbering="true">
        <text:list-item>
          <text:p text:style-name="P5"><text:span text:style-name="StrongEmphasis">Behavior Definition</text:span>: ADTs define the<text:s/>behavior of a data type through a set of operations.</text:p>
        </text:list-item>
        <text:list-item>
          <text:p text:style-name="P6"><text:span text:style-name="StrongEmphasis">Implementation Independence</text:span>: The implementation details are hidden from the user.</text:p>
        </text:list-item>
        <text:list-item>
          <text:p text:style-name="P7"><text:span text:style-name="StrongEmphasis">Encapsulation and Abstraction</text:span>: ADTs encapsulate data and operations, and abstract away the internal details.</text:p>
        </text:list-item>
      </text:list>
      <text:h text:style-name="Heading2" text:outline-level="2"><text:span text:style-name="T8">Examples o</text:span><text:span text:style-name="T9">f ADTs:</text:span><text:span text:style-name="T10"><text:tab/></text:span></text:h>
      <text:list text:style-name="LFO2" text:continue-numbering="true">
        <text:list-item>
          <text:p text:style-name="P11"><text:span text:style-name="StrongEmphasis">Stack</text:span>: Operations include<text:s/><text:span text:style-name="SourceText">push</text:span>,<text:s/><text:span text:style-name="SourceText">pop</text:span>,<text:s/><text:span text:style-name="SourceText">peek</text:span>,<text:s/><text:span text:style-name="SourceText">isFull</text:span>,<text:s/><text:span text:style-name="SourceText">isEmpty</text:span>, and<text:s/><text:span text:style-name="SourceText">size</text:span>.</text:p>
        </text:list-item>
        <text:list-item>
          <text:p text:style-name="P12"><text:span text:style-name="StrongEmphasis">Queue</text:span>: Operations include<text:s/><text:span text:style-name="SourceText">insert</text:span>,<text:s/><text:span text:style-name="SourceText">delete</text:span>,<text:s/><text:span text:style-name="SourceText">isFull</text:span>,<text:s/><text:span text:style-name="SourceText">isEmpty</text:span>, and<text:s/><text:span text:style-name="SourceText">size</text:span>.</text:p>
        </text:list-item>
        <text:list-item>
          <text:p text:style-name="P13"><text:span text:style-name="StrongEmphasis">List</text:span>: Operations include<text:s/><text:span text:style-name="SourceText">insert</text:span>,<text:s/><text:span text:style-name="SourceText">remove</text:span>,<text:s/><text:span text:style-name="SourceText">get</text:span>,<text:s/><text:span text:style-name="SourceText">replace</text:span>,<text:s/><text:span text:style-name="SourceText">size</text:span>, and others</text:p>
        </text:list-item>
      </text:list>
      <text:h text:style-name="Heading2" text:outline-level="2"><text:span text:style-name="T14">Advantages of ADTs:</text:span></text:h>
      <text:list text:style-name="LFO3" text:continue-numbering="true">
        <text:list-item>
          <text:p text:style-name="P15"><text:span text:style-name="StrongEmphasis">Representation</text:span><text:span text:style-name="StrongEmphasis"><text:s/>Independence</text:span>: The program becomes independent of the ADT's representation, allowing improvements without breaking the program.</text:p>
        </text:list-item>
        <text:list-item>
          <text:p text:style-name="P16"><text:span text:style-name="StrongEmphasis">Modularity</text:span>: Different parts of the program become less dependent on each other, enhancing modularity.</text:p>
        </text:list-item>
        <text:list-item>
          <text:p text:style-name="P17"><text:span text:style-name="StrongEmphasis">Interchangeability of<text:s/></text:span><text:span text:style-name="StrongEmphasis">Parts</text:span>: Different implementations of an ADT can be used based on performance characteristics, making it easier to switch between implementations.</text:p>
        </text:list-item>
        <text:list-item>
          <text:p text:style-name="P18"><text:span text:style-name="StrongEmphasis">Simplification and Reusability</text:span>: ADTs simplify complex data manipulation and promote code reusability.</text:p>
        </text:list-item>
      </text:list>
      <text:h text:style-name="Heading2" text:outline-level="2"><text:span text:style-name="T19">Disadvant</text:span><text:span text:style-name="T20">ages of ADTs:</text:span></text:h>
      <text:list text:style-name="LFO4" text:continue-numbering="true">
        <text:list-item>
          <text:p text:style-name="P21"><text:span text:style-name="StrongEmphasis">Complexity in Implementation</text:span>: While ADTs simplify the interface, their implementation can be complex.</text:p>
        </text:list-item>
        <text:list-item>
          <text:p text:style-name="P22"><text:span text:style-name="StrongEmphasis">Performance Overhead</text:span>: Abstracting away implementation details can sometimes introduce performance overhead.</text:p>
        </text:list-item>
        <text:list-item>
          <text:p text:style-name="P23"><text:span text:style-name="StrongEmphasis">Learning Curve</text:span>: Understanding<text:s/>and working with ADTs can have a learning curve, especially for beginners.</text:p>
        </text:list-item>
      </text:list>
      <text:soft-page-break/>
      <text:h text:style-name="Heading2" text:outline-level="2"><text:span text:style-name="T24">Use Cases:</text:span></text:h>
      <text:list text:style-name="LFO5" text:continue-numbering="true">
        <text:list-item>
          <text:p text:style-name="P25"><text:span text:style-name="StrongEmphasis">Database Systems</text:span>: ADTs like<text:s/><text:span text:style-name="SourceText">Map</text:span><text:s/>(e.g.,<text:s/><text:span text:style-name="SourceText">TreeMap</text:span><text:s/>and<text:s/><text:span text:style-name="SourceText">HashMap</text:span><text:s/>in Java) are used to manage data efficiently, allowing different implementations based on performance needs.</text:p>
        </text:list-item>
        <text:list-item>
          <text:p text:style-name="P26"><text:span text:style-name="StrongEmphasis">Fil</text:span><text:span text:style-name="StrongEmphasis">e Systems</text:span>: ADTs can be used to abstract file operations, making it easier to manage files without worrying about the underlying storage mechanisms.</text:p>
        </text:list-item>
        <text:list-item>
          <text:p text:style-name="P27"><text:span text:style-name="StrongEmphasis">Smartphone Apps</text:span>: ADTs can be used to manage user data, such as contacts or messages, providing a clear interface for operations without exposing the implementation details.</text:p>
        </text:list-item>
      </text:list>
      <text:p text:style-name="Textbody"><text:span text:style-name="T28">Real-Life Example:</text:span></text:p>
      <text:p text:style-name="Textbody">Consider a remote control as an ADT. The remote provides operations like<text:s/><text:span text:style-name="SourceText">powerOn()</text:span>,<text:s/><text:span text:style-name="SourceText">volumeUp()</text:span>, and<text:s/><text:span text:style-name="SourceText">changeChannel()</text:span>. Users don’t need to know the internal circuitry of the remote to use these functions.</text:p>
      <text:h text:style-name="Heading3" text:outline-level="3"><text:span text:style-name="T29">Why Primitive Data Types Are Not Abstract Data Types:</text:span></text:h>
      <text:p text:style-name="Textbody">Primitive data types such as integers, floats, and characters are basic data types provided by a programming language. They are not considered ADTs because they are not<text:s/>abstract; their operations and representations are predefined by the language and are not separated from their implementation. In contrast, ADTs are defined by the operations they support and can have multiple implementations, which are hidden from the user.</text:p>
      <text:p text:style-name="Textbody"/>
      <text:h text:style-name="P30" text:outline-level="2">Common Structures:</text:h>
      <text:p text:style-name="Textbody">ADTs are used to define various common data structures, such as:</text:p>
      <text:list text:style-name="LFO6" text:continue-numbering="true">
        <text:list-item>
          <text:p text:style-name="P31"><text:span text:style-name="StrongEmphasis">Stacks</text:span>: A stack is an ADT that follows the Last-In-First-Out (LIFO) principle. Operations include push, pop, and peek</text:p>
        </text:list-item>
        <text:list-item>
          <text:p text:style-name="P32"><text:span text:style-name="StrongEmphasis">Queues</text:span>: A queue is an ADT that follows the First-In-First-Out (FIFO) principle. Operations include enqueue, dequeue, and peek</text:p>
        </text:list-item>
        <text:list-item>
          <text:p text:style-name="P33"><text:span text:style-name="StrongEmphasis">Lists</text:span>: A list is an ADT that can be implemented as arrays or linked lists. Operations include insertion, deletion, and traversal</text:p>
        </text:list-item>
        <text:list-item>
          <text:p text:style-name="P34"><text:span text:style-name="StrongEmphasis">Trees</text:span>: A tree is an ADT that can be used for various purposes like binary search trees or heaps. Operations include insertion, deletion, and traversal</text:p>
        </text:list-item>
      </text:list>
      <text:h text:style-name="P35" text:outline-level="2">Abstract Data Type (ADT) Model:</text:h>
      <text:p text:style-name="Textbody">An ADT model includes the following components:</text:p>
      <text:list text:style-name="LFO7" text:continue-numbering="true">
        <text:list-item>
          <text:p text:style-name="P36"><text:span text:style-name="StrongEmphasis">Data</text:span>: The data values that the ADT will manage.</text:p>
        </text:list-item>
        <text:list-item>
          <text:p text:style-name="P37"><text:span text:style-name="StrongEmphasis">Operations</text:span>: The set of<text:s/>operations that can be performed on the data. These operations are defined in a single syntactic unit and are the only ways to interact with the data.</text:p>
        </text:list-item>
        <text:list-item>
          <text:p text:style-name="P38"><text:span text:style-name="StrongEmphasis">Interface</text:span>: The interface specifies how the ADT can be used by other parts of the program, without revealing the internal implementation details.</text:p>
        </text:list-item>
      </text:list>
      <text:soft-page-break/>
      <text:h text:style-name="Heading2" text:outline-level="2"><text:span text:style-name="T39">Efficiency of Algorithms:</text:span></text:h>
      <text:p text:style-name="Textbody"><text:span text:style-name="T40">Algorithm efficiency</text:span><text:s/>is a critical concept in computer science that measures how well an algorithm uses computational resources, particularly time and space. Here’s a detailed breakdown:</text:p>
      <text:h text:style-name="Heading2" text:outline-level="2"><text:span text:style-name="T41">De</text:span><text:span text:style-name="T42">finition and Importance</text:span></text:h>
      <text:list text:style-name="LFO8" text:continue-numbering="true">
        <text:list-item>
          <text:p text:style-name="P43"><text:span text:style-name="StrongEmphasis">Definition</text:span>: Algorithm efficiency refers to the measure of the speed and simplicity of an algorithm, considering both the time it takes to run and the memory it uses.</text:p>
        </text:list-item>
        <text:list-item>
          <text:p text:style-name="P44"><text:span text:style-name="StrongEmphasis">Importance</text:span>: Efficient algorithms are crucial for software performance, as they ensure that programs run quickly and use minimal resources, leading to better overall system performance.</text:p>
        </text:list-item>
      </text:list>
      <text:p text:style-name="P45"/>
      <text:p text:style-name="Standard"><text:span text:style-name="T46">Analysis of Algorithms:</text:span></text:p>
      <text:p text:style-name="Standard"><text:span text:style-name="T47">Algorithm analysis</text:span><text:span text:style-name="T48"><text:s/>is the process of evaluating the performance of an algorithm, typically in terms of its time a</text:span><text:span text:style-name="T49">nd space complexity. This analysis helps in understanding how efficient an algorithm is and how it behaves with different input size.</text:span></text:p>
      <text:p text:style-name="P50"/>
      <text:h text:style-name="P51" text:outline-level="2"><text:span text:style-name="T52">Key Aspects of Algorithm Analysis:</text:span></text:h>
      <text:list text:style-name="LFO9" text:continue-numbering="true">
        <text:list-item>
          <text:p text:style-name="P53"><text:span text:style-name="StrongEmphasis">Time Complexity</text:span>: This measures how long an algorithm takes to complete, usually<text:s/>expressed in terms of the size of the input. For example, an algorithm with a time complexity of O(n) takes linear time proportional to the size of the input.</text:p>
        </text:list-item>
        <text:list-item>
          <text:p text:style-name="P54"><text:span text:style-name="StrongEmphasis">Space Complexity</text:span>: This measures the amount of memory an algorithm uses, also in relation to the input size</text:p>
        </text:list-item>
        <text:list-item>
          <text:p text:style-name="P55"><text:span text:style-name="StrongEmphasis">Efficiency Evaluation</text:span>: Analyzing an algorithm helps in evaluating its efficiency by determining its time and space complexity</text:p>
        </text:list-item>
        <text:list-item>
          <text:p text:style-name="P56"><text:span text:style-name="StrongEmphasis">Performance Prediction</text:span>: It allows predicting the behavior of an algorithm without implementing it, which is crucial for<text:s/>choosing the most suitable algorithm for a specific task.</text:p>
        </text:list-item>
      </text:list>
      <text:h text:style-name="Heading2" text:outline-level="2"><text:span text:style-name="T57">Importance of Algorithm Analysis</text:span></text:h>
      <text:list text:style-name="LFO10" text:continue-numbering="true">
        <text:list-item>
          <text:p text:style-name="P58"><text:span text:style-name="StrongEmphasis">Efficiency Optimization</text:span>: Helps in identifying and developing efficient algorithms by evaluating their time and space complexity.</text:p>
        </text:list-item>
        <text:list-item>
          <text:p text:style-name="P59"><text:span text:style-name="StrongEmphasis">Algorithm Selection</text:span>: Enables the comparison of different algorithms to choose the most efficient one for a specific task.</text:p>
        </text:list-item>
        <text:list-item>
          <text:p text:style-name="P60"><text:span text:style-name="StrongEmphasis">Scalability</text:span>: Ensures that algorithms perform well as input sizes grow, which is crucial in real-world applications.</text:p>
        </text:list-item>
        <text:list-item>
          <text:p text:style-name="P61"><text:span text:style-name="StrongEmphasis">Resource Management</text:span>: Critical in resource-constrained<text:s/>environments, such as embedded systems or mobile devices, where minimizing resource usage is essential.</text:p>
        </text:list-item>
      </text:list>
      <text:p text:style-name="P62"/>
      <text:p text:style-name="P63"/>
      <text:soft-page-break/>
      <text:h text:style-name="Heading2" text:outline-level="2"><text:span text:style-name="T64">Techniques Used in Algorithm Analysis</text:span><text:span text:style-name="T65">:</text:span></text:h>
      <text:list text:style-name="LFO11" text:continue-numbering="true">
        <text:list-item>
          <text:p text:style-name="P66"><text:span text:style-name="StrongEmphasis">Asymptotic Analysis</text:span>: Analyzes the behavior of an algorithm as the size of the input grows indefinitely, using notations like Big O, Omega, and Theta.</text:p>
        </text:list-item>
        <text:list-item>
          <text:p text:style-name="P67"><text:span text:style-name="StrongEmphasis">Experimental Analysis</text:span>: Involves running the algorithm on a set of inputs and measuring its actual performance.</text:p>
        </text:list-item>
        <text:list-item>
          <text:p text:style-name="P68"><text:span text:style-name="StrongEmphasis">Common Techniques</text:span>: Include brute force, divide and conquer, dynamic programming, greedy method, backtracking,<text:s/>and branch and bound.</text:p>
        </text:list-item>
      </text:list>
      <text:h text:style-name="Heading2" text:outline-level="2"><text:span text:style-name="T69">Detailed Explanation:</text:span></text:h>
      <text:p text:style-name="Textbody"/>
      <text:p text:style-name="P70"><text:span text:style-name="T71">Time Complexity</text:span><text:span text:style-name="T72">:</text:span></text:p>
      <text:list text:style-name="LFO12" text:continue-numbering="true">
        <text:list-item>
          <text:list>
            <text:list-item>
              <text:p text:style-name="P73"><text:span text:style-name="StrongEmphasis">Definition</text:span>: It is a measure of the time an algorithm takes to complete as a function of the input size. It is typically expressed using Big O notation, which describes the upper bound of the time complexity in the worst-case scenario.</text:p>
            </text:list-item>
            <text:list-item>
              <text:p text:style-name="P74"><text:span text:style-name="StrongEmphasis">Focus</text:span>: It focuses on the number of operations an algorithm performs and how these operations scale with the input size. This helps in understanding how efficient an algorithm is in terms of time.</text:p>
            </text:list-item>
            <text:list-item>
              <text:p text:style-name="P75"><text:span text:style-name="StrongEmphasis">Importance:<text:s/></text:span>Crucial<text:s/>for understanding how an algorithm's running time scales with the input size, helping in selecting efficient algorithms.</text:p>
            </text:list-item>
            <text:list-item>
              <text:p text:style-name="P76"><text:span text:style-name="StrongEmphasis">Examples</text:span>: For instance, finding the maximum number in an array has a time complexity of O(n) because it involves iterating through each element once.</text:p>
            </text:list-item>
          </text:list>
        </text:list-item>
      </text:list>
      <text:p text:style-name="P77"/>
      <text:p text:style-name="Textbody"><text:span text:style-name="T78">Space Complexity</text:span><text:span text:style-name="T79">:</text:span></text:p>
      <text:list text:style-name="LFO13" text:continue-numbering="true">
        <text:list-item>
          <text:p text:style-name="P80"><text:span text:style-name="StrongEmphasis">Definition</text:span>: It measures the amount of memory an algorithm requires to run, including the space needed for input values, variables, outputs, and any auxiliary data structures. Like time complexity, it is also expressed using Big O notation.</text:p>
        </text:list-item>
        <text:list-item>
          <text:p text:style-name="P81"><text:span text:style-name="StrongEmphasis">Focus</text:span>: It focuses on the memory usage of an algorithm, which is critical in environments where memory is limited. This includes both the fixed space required by the algorithm and the variable space that depends on the input size.</text:p>
        </text:list-item>
        <text:list-item>
          <text:p text:style-name="P82"><text:span text:style-name="StrongEmphasis">Importan</text:span><text:span text:style-name="StrongEmphasis">ce:<text:s/></text:span><text:span text:style-name="T83">Important for optimizing memory usage, especially in resource-constrained environment.</text:span></text:p>
        </text:list-item>
        <text:list-item>
          <text:p text:style-name="P84"><text:span text:style-name="StrongEmphasis">Examples</text:span>: The space complexity of an array is O(n) because it requires memory proportional to the number of elements it stores.</text:p>
        </text:list-item>
      </text:list>
      <text:p text:style-name="Textbody"/>
      <text:p text:style-name="Textbody"/>
      <text:p text:style-name="Textbody"/>
      <text:soft-page-break/>
      <text:p text:style-name="P85">Common Time Complexity<text:s/>Functions:</text:p>
      <text:p text:style-name="P86"/>
      <text:list text:style-name="LFO14" text:continue-numbering="true">
        <text:list-item>
          <text:p text:style-name="P87"><text:span text:style-name="T88">Constant Time O(1)</text:span><text:span text:style-name="T89">:</text:span></text:p>
        </text:list-item>
      </text:list>
      <text:p text:style-name="P90">The time taken by the algorithm is constant and does not depend on the input size.</text:p>
      <text:p text:style-name="P91"><text:span text:style-name="StrongEmphasis">Example</text:span>: Accessing an element in an array by its index. No matter how large the array is, it takes the same amount of time to access any<text:s/>element.</text:p>
      <text:list text:style-name="LFO14" text:continue-numbering="true">
        <text:list-item>
          <text:p text:style-name="P92"><text:span text:style-name="T93">Logarithmic Time O(log n)</text:span><text:span text:style-name="T94">:</text:span></text:p>
        </text:list-item>
      </text:list>
      <text:p text:style-name="P95">The time taken grows logarithmically as the input size increases. This often occurs in algorithms that repeatedly divide the problem in half.</text:p>
      <text:p text:style-name="P96"><text:span text:style-name="StrongEmphasis">Example</text:span>: Binary search in a sorted array.</text:p>
      <text:list text:style-name="LFO14" text:continue-numbering="true">
        <text:list-item>
          <text:p text:style-name="P97"><text:span text:style-name="T98">Linear Time O(n)</text:span><text:span text:style-name="T99">:</text:span></text:p>
        </text:list-item>
      </text:list>
      <text:p text:style-name="P100">The time taken grows linearly with the input size. If the input doubles, the running time also doubles.</text:p>
      <text:p text:style-name="P101"><text:span text:style-name="StrongEmphasis">Example</text:span>:<text:s/><text:span text:style-name="StrongEmphasis">:</text:span><text:s/>Finding an element in an unsorted list by checking each element.</text:p>
      <text:list text:style-name="LFO14" text:continue-numbering="true">
        <text:list-item>
          <text:p text:style-name="P102"><text:span text:style-name="T103">Quadratic Time O(n2)</text:span><text:span text:style-name="T104">:</text:span></text:p>
        </text:list-item>
      </text:list>
      <text:p text:style-name="P105">The time taken grows quadratically as the input size increases. If the input size doubles, the running time increases fourfold.</text:p>
      <text:p text:style-name="P106"><text:span text:style-name="StrongEmphasis">Example</text:span>: Bubble sort and other simple sorting algorithms.</text:p>
      <text:p text:style-name="P107"/>
      <text:p text:style-name="P108">Big O Notation:</text:p>
      <text:p text:style-name="Textbody">Big O Notation is a mathematical notation used to describe the upper bound of an algorithm's time complexity. It gives us<text:s/>an idea of the worst-case scenario of how an algorithm's runtime or space requirements grow as the input size increases. Big O is essential in comparing the efficiency of different algorithms, especially as the size of the input data becomes large. It is denoted as O(f(n)), where f(n) is a function that represents the number of operations an algorithm performs to solve a problem of size n.</text:p>
      <text:p text:style-name="Textbody"/>
      <text:p text:style-name="Textbody"/>
      <text:p text:style-name="Textbody"/>
      <text:p text:style-name="Textbody"/>
      <text:p text:style-name="Textbody"/>
      <text:h text:style-name="Heading2" text:outline-level="2"><text:bookmark-start text:name="why-is-big-o-notation-important"/><text:bookmark-end text:name="why-is-big-o-notation-important"/><text:soft-page-break/><text:span text:style-name="T109">Important of Big O Notation:</text:span></text:h>
      <text:list text:style-name="LFO15" text:continue-numbering="true">
        <text:list-item>
          <text:p text:style-name="P110">Big O Notation is important because it helps analyze the efficiency of algorithms.</text:p>
        </text:list-item>
        <text:list-item>
          <text:p text:style-name="P111">It provides a way to describe how the<text:span text:style-name="StrongEmphasis"><text:s/></text:span><text:span text:style-name="StrongEmphasis">runtime<text:s/></text:span>or<text:s/><text:span text:style-name="StrongEmphasis">space requirements</text:span><text:s/>of an algorithm grow as the input size increases.</text:p>
        </text:list-item>
        <text:list-item>
          <text:p text:style-name="P112">Allows programmers to compare different algorithms and choose the most efficient one for a specific problem.</text:p>
        </text:list-item>
        <text:list-item>
          <text:p text:style-name="P113">Helps in understanding the<text:s/>scalability of algorithms and predicting how they will perform as the input size grows.</text:p>
        </text:list-item>
        <text:list-item>
          <text:p text:style-name="P114">Enables developers to optimize code and improve overall performance.</text:p>
        </text:list-item>
      </text:list>
      <text:p text:style-name="Textbody"/>
      <text:h text:style-name="Heading2" text:outline-level="2"><text:span text:style-name="T115">Real-Life Applications:</text:span></text:h>
      <text:list text:style-name="LFO16" text:continue-numbering="true">
        <text:list-item>
          <text:p text:style-name="P116"><text:span text:style-name="T117">Database Optimization:</text:span></text:p>
        </text:list-item>
      </text:list>
      <text:h text:style-name="P118" text:outline-level="2"><text:span text:style-name="T119">Big O notation</text:span><text:span text:style-name="T120"><text:s/>is crucial in database optimization to analyze and compare the performance of different database operations such as query execution and indexing. For instance, understanding the time complexity of a query can help in optimizing database performance.</text:span></text:h>
      <text:p text:style-name="Textbody"/>
      <text:list text:style-name="LFO16" text:continue-numbering="true">
        <text:list-item>
          <text:p text:style-name="P121"><text:span text:style-name="StrongEmphasis">Sor</text:span><text:span text:style-name="StrongEmphasis">ting and Searching Algorithms:</text:span></text:p>
        </text:list-item>
      </text:list>
      <text:p text:style-name="P122"><text:span text:style-name="StrongEmphasis">Big O notation</text:span><text:s/>helps in analyzing the performance of sorting and searching algorithms. For example, choosing between linear search (O(n)) and binary search (O(logn)) depends on the size of the input and the desired efficiency.</text:p>
      <text:list text:style-name="LFO16" text:continue-numbering="true">
        <text:list-item>
          <text:p text:style-name="P123"><text:span text:style-name="StrongEmphasis">Graph Algorithms:</text:span></text:p>
        </text:list-item>
      </text:list>
      <text:p text:style-name="P124"><text:span text:style-name="StrongEmphasis">Big O notation</text:span><text:s/>is used to analyze the performance of graph algorithms such as breadth-first search (BFS) and depth-first search (DFS). Understanding the time complexity of these algorithms helps in selecting the most efficient one for<text:s/>a specific problem.</text:p>
      <text:list text:style-name="LFO16" text:continue-numbering="true">
        <text:list-item>
          <text:p text:style-name="P125"><text:span text:style-name="StrongEmphasis">Computer Graphics:</text:span></text:p>
        </text:list-item>
      </text:list>
      <text:p text:style-name="P126"><text:span text:style-name="StrongEmphasis">Big O notation</text:span><text:s/>is applied in computer graphics to analyze the performance of algorithms used in rendering and image processing. This helps in optimizing the performance of graphics rendering, which is critical for real-time applic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user</dc:creator>
    <meta:creation-date>2024-09-01T11:12:00Z</meta:creation-date>
    <dc:date>2024-09-01T11:12:00Z</dc:date>
    <meta:print-date>2024-09-01T11:11:00Z</meta:print-date>
    <meta:template xlink:href="Normal" xlink:type="simple"/>
    <meta:editing-cycles>2</meta:editing-cycles>
    <meta:editing-duration>PT0S</meta:editing-duration>
    <meta:document-statistic meta:page-count="6" meta:paragraph-count="22" meta:word-count="1662" meta:character-count="11114" meta:row-count="78" meta:non-whitespace-character-count="9474"/>
  </office:meta>
</office:document-meta>
</file>